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e896fdb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8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officeooo:paragraph-rsid="06f5639b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a0f8417"/>
    </style:style>
    <style:style style:name="P45" style:family="paragraph" style:parent-style-name="Standard">
      <style:text-properties officeooo:paragraph-rsid="0cbe2b6f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7" style:family="paragraph" style:parent-style-name="Standard">
      <style:text-properties officeooo:paragraph-rsid="0cc50ec9"/>
    </style:style>
    <style:style style:name="P48" style:family="paragraph" style:parent-style-name="Standard">
      <style:text-properties officeooo:paragraph-rsid="0cc5fe5b"/>
    </style:style>
    <style:style style:name="P49" style:family="paragraph" style:parent-style-name="Standard">
      <style:text-properties officeooo:paragraph-rsid="0cc79a2d"/>
    </style:style>
    <style:style style:name="P50" style:family="paragraph" style:parent-style-name="Standard">
      <style:text-properties officeooo:paragraph-rsid="0ce3fa52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d8c21b9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dc75ecf"/>
    </style:style>
    <style:style style:name="P61" style:family="paragraph" style:parent-style-name="Standard">
      <style:text-properties officeooo:paragraph-rsid="0dd5b7dc"/>
    </style:style>
    <style:style style:name="P62" style:family="paragraph" style:parent-style-name="Standard">
      <style:text-properties officeooo:paragraph-rsid="0de414b5"/>
    </style:style>
    <style:style style:name="P63" style:family="paragraph" style:parent-style-name="Standard">
      <style:text-properties officeooo:paragraph-rsid="0dedec60"/>
    </style:style>
    <style:style style:name="P64" style:family="paragraph" style:parent-style-name="Standard">
      <style:text-properties officeooo:paragraph-rsid="0df7cf63"/>
    </style:style>
    <style:style style:name="P65" style:family="paragraph" style:parent-style-name="Standard">
      <style:text-properties officeooo:paragraph-rsid="0e03342d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rsid="0e0463fc"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2f7716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3921df"/>
    </style:style>
    <style:style style:name="P74" style:family="paragraph" style:parent-style-name="Standard">
      <style:text-properties officeooo:rsid="0e3921df" officeooo:paragraph-rsid="0e3921df"/>
    </style:style>
    <style:style style:name="P75" style:family="paragraph" style:parent-style-name="Standard">
      <style:text-properties officeooo:paragraph-rsid="0e3ebd7e"/>
    </style:style>
    <style:style style:name="P76" style:family="paragraph" style:parent-style-name="Standard">
      <style:text-properties officeooo:paragraph-rsid="0e5ca400"/>
    </style:style>
    <style:style style:name="P77" style:family="paragraph" style:parent-style-name="Standard">
      <style:text-properties officeooo:paragraph-rsid="0e61c509"/>
    </style:style>
    <style:style style:name="P78" style:family="paragraph" style:parent-style-name="Standard">
      <style:text-properties officeooo:paragraph-rsid="0e555213"/>
    </style:style>
    <style:style style:name="P79" style:family="paragraph" style:parent-style-name="Standard">
      <style:text-properties officeooo:paragraph-rsid="0e66c33c"/>
    </style:style>
    <style:style style:name="P80" style:family="paragraph" style:parent-style-name="Standard">
      <style:text-properties officeooo:paragraph-rsid="0e66fd24"/>
    </style:style>
    <style:style style:name="P81" style:family="paragraph" style:parent-style-name="Standard">
      <style:text-properties officeooo:paragraph-rsid="0e671814"/>
    </style:style>
    <style:style style:name="P82" style:family="paragraph" style:parent-style-name="Standard">
      <style:text-properties officeooo:paragraph-rsid="0e7ba410"/>
    </style:style>
    <style:style style:name="P83" style:family="paragraph" style:parent-style-name="Standard">
      <style:text-properties officeooo:paragraph-rsid="0e82f1b0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officeooo:rsid="0e8aa5aa" officeooo:paragraph-rsid="0e8aa5aa"/>
    </style:style>
    <style:style style:name="P86" style:family="paragraph" style:parent-style-name="Footnote">
      <style:text-properties officeooo:paragraph-rsid="0cfb8404"/>
    </style:style>
    <style:style style:name="P87" style:family="paragraph" style:parent-style-name="Footnote">
      <style:text-properties officeooo:paragraph-rsid="0d4c0055"/>
    </style:style>
    <style:style style:name="P88" style:family="paragraph" style:parent-style-name="Footnote">
      <style:text-properties officeooo:paragraph-rsid="0d5dc5cc"/>
    </style:style>
    <style:style style:name="P89" style:family="paragraph" style:parent-style-name="Footnote">
      <style:text-properties officeooo:paragraph-rsid="0dd16467"/>
    </style:style>
    <style:style style:name="P90" style:family="paragraph" style:parent-style-name="Footnote">
      <style:text-properties officeooo:paragraph-rsid="04473353"/>
    </style:style>
    <style:style style:name="P91" style:family="paragraph" style:parent-style-name="Footnote">
      <style:text-properties officeooo:paragraph-rsid="0cf7e116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Footnote">
      <style:text-properties officeooo:paragraph-rsid="0e87ed43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5" style:family="paragraph" style:parent-style-name="Footnote">
      <style:text-properties officeooo:paragraph-rsid="0e927a73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65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66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67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68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959fb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96835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e998c9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e8fa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e959fb3" style:font-size-asian="10pt" style:language-asian="nl" style:country-asian="NL" style:font-style-asian="normal" style:font-name-complex="Bitstream Vera Sans" style:font-size-complex="10pt" style:font-style-complex="normal"/>
    </style:style>
    <style:style style:name="T2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6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8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299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00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01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02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03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04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05" style:family="text">
      <style:text-properties fo:color="#000000" style:font-name="Ubuntu" fo:font-size="12pt" style:text-underline-style="none" officeooo:rsid="0594b105" style:font-size-asian="12pt" style:font-size-complex="12pt"/>
    </style:style>
    <style:style style:name="T306" style:family="text">
      <style:text-properties fo:color="#000000" style:font-name="Ubuntu" fo:font-size="12pt" style:text-underline-style="none" officeooo:rsid="0e5dd5ae" style:font-size-asian="12pt" style:font-size-complex="12pt"/>
    </style:style>
    <style:style style:name="T307" style:family="text">
      <style:text-properties fo:color="#000000" style:font-name="Ubuntu" fo:font-size="12pt" style:text-underline-style="none" officeooo:rsid="0e5e40e5" style:font-size-asian="12pt" style:font-size-complex="12pt"/>
    </style:style>
    <style:style style:name="T308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09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0" style:family="text">
      <style:text-properties fo:color="#000000" style:font-name="Ubuntu" fo:font-size="12pt" style:font-size-asian="12pt" style:font-size-complex="12pt"/>
    </style:style>
    <style:style style:name="T311" style:family="text">
      <style:text-properties fo:color="#000000" style:font-name="Ubuntu" fo:font-size="12pt" officeooo:rsid="004804ae" style:font-size-asian="12pt" style:font-size-complex="12pt"/>
    </style:style>
    <style:style style:name="T312" style:family="text">
      <style:text-properties fo:color="#000000" style:font-name="Ubuntu" fo:font-size="12pt" officeooo:rsid="0d21a97c" style:font-size-asian="12pt" style:font-size-complex="12pt"/>
    </style:style>
    <style:style style:name="T313" style:family="text">
      <style:text-properties fo:color="#000000" style:font-name="Ubuntu" fo:font-size="12pt" officeooo:rsid="0d2ecc1a" style:font-size-asian="12pt" style:font-size-complex="12pt"/>
    </style:style>
    <style:style style:name="T314" style:family="text">
      <style:text-properties fo:color="#000000" style:text-underline-style="none" officeooo:rsid="0bd0b23f" style:font-size-asian="12pt" style:font-size-complex="12pt"/>
    </style:style>
    <style:style style:name="T31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7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3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3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3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style:font-name="Ubuntu3" fo:font-size="12pt" fo:language="nl" fo:country="NL" officeooo:rsid="0e9043b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6" style:family="text">
      <style:text-properties style:use-window-font-color="true"/>
    </style:style>
    <style:style style:name="T33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5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5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57" style:family="text">
      <style:text-properties style:use-window-font-color="true" officeooo:rsid="047da547"/>
    </style:style>
    <style:style style:name="T358" style:family="text">
      <style:text-properties officeooo:rsid="047fb57c"/>
    </style:style>
    <style:style style:name="T359" style:family="text">
      <style:text-properties officeooo:rsid="047da547"/>
    </style:style>
    <style:style style:name="T360" style:family="text">
      <style:text-properties officeooo:rsid="01657261" style:font-size-asian="12pt" style:font-size-complex="12pt"/>
    </style:style>
    <style:style style:name="T361" style:family="text">
      <style:text-properties officeooo:rsid="04473353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officeooo:rsid="0e0463fc" style:font-weight-asian="bold" style:font-weight-complex="bold"/>
    </style:style>
    <style:style style:name="T364" style:family="text">
      <style:text-properties officeooo:rsid="0aace3cd"/>
    </style:style>
    <style:style style:name="T365" style:family="text">
      <style:text-properties fo:font-size="10pt" style:font-size-asian="10pt" style:font-size-complex="10pt"/>
    </style:style>
    <style:style style:name="T366" style:family="text">
      <style:text-properties fo:font-size="10pt" officeooo:rsid="0db4d737" style:font-size-asian="10pt" style:font-size-complex="10pt"/>
    </style:style>
    <style:style style:name="T367" style:family="text">
      <style:text-properties fo:font-size="10pt" officeooo:rsid="0db5d4ba" style:font-size-asian="10pt" style:font-size-complex="10pt"/>
    </style:style>
    <style:style style:name="T368" style:family="text">
      <style:text-properties officeooo:rsid="0394a435"/>
    </style:style>
    <style:style style:name="T369" style:family="text">
      <style:text-properties officeooo:rsid="0b668458"/>
    </style:style>
    <style:style style:name="T370" style:family="text">
      <style:text-properties officeooo:rsid="0c125172"/>
    </style:style>
    <style:style style:name="T371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2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3" style:family="text">
      <style:text-properties officeooo:rsid="0d1ec96e"/>
    </style:style>
    <style:style style:name="T374" style:family="text">
      <style:text-properties officeooo:rsid="0e0463fc"/>
    </style:style>
    <style:style style:name="T375" style:family="text">
      <style:text-properties fo:font-size="8pt" style:font-size-asian="8pt" style:font-size-complex="8pt" loext:padding="0.049cm" loext:border="0.31pt solid #000000"/>
    </style:style>
    <style:style style:name="T376" style:family="text">
      <style:text-properties officeooo:rsid="0cf7e116"/>
    </style:style>
    <style:style style:name="T377" style:family="text">
      <style:text-properties officeooo:rsid="0b952edb"/>
    </style:style>
    <style:style style:name="T378" style:family="text">
      <style:text-properties officeooo:rsid="0dd7714a"/>
    </style:style>
    <style:style style:name="T379" style:family="text">
      <style:text-properties officeooo:rsid="0dd5c0d9"/>
    </style:style>
    <style:style style:name="T380" style:family="text">
      <style:text-properties officeooo:rsid="0dd5fde1"/>
    </style:style>
    <style:style style:name="T381" style:family="text">
      <style:text-properties officeooo:rsid="0e87ed43"/>
    </style:style>
    <style:style style:name="T382" style:family="text">
      <style:text-properties style:text-line-through-style="none" style:text-line-through-type="none" fo:language="nl" fo:country="NL" fo:font-style="normal" fo:font-weight="normal" officeooo:rsid="0d24824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3" style:family="text">
      <style:text-properties style:text-line-through-style="none" style:text-line-through-type="none" style:font-name="Ubuntu" fo:font-size="10pt" fo:language="nl" fo:country="NL" fo:font-style="normal" fo:font-weight="normal" officeooo:rsid="0d24824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84" style:family="text">
      <style:text-properties style:text-line-through-style="none" style:text-line-through-type="none" style:font-name="Ubuntu" fo:font-size="10pt" fo:language="nl" fo:country="NL" fo:font-style="normal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85" style:family="text">
      <style:text-properties officeooo:rsid="0e927a73"/>
    </style:style>
    <style:style style:name="T386" style:family="text">
      <style:text-properties officeooo:rsid="0e998c9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2" form:id="control1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6" form:id="control1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Strong_20_Emphasis"><text:span text:style-name="T272">C</text:span></text:span><text:span text:style-name="Strong_20_Emphasis"><text:span text:style-name="T268">hecklist voor </text:span></text:span><text:span text:style-name="Strong_20_Emphasis"><text:span text:style-name="T275">de installatie</text:span></text:span><text:span text:style-name="Strong_20_Emphasis"><text:span text:style-name="T268"> van </text:span></text:span><text:reference-mark-start text:name="Distributie"/><text:span text:style-name="Strong_20_Emphasis"><text:span text:style-name="T276">Debian</text:span></text:span><text:reference-mark-end text:name="Distributie"/><text:span text:style-name="Strong_20_Emphasis"><text:span text:style-name="T280"> </text:span></text:span><text:span text:style-name="Strong_20_Emphasis"><text:span text:style-name="T282">GNU/Linux </text:span></text:span><text:reference-mark-start text:name="Versie"/><text:span text:style-name="Strong_20_Emphasis"><text:span text:style-name="T276">1</text:span></text:span><text:span text:style-name="Strong_20_Emphasis"><text:span text:style-name="T277">1</text:span></text:span><text:reference-mark-end text:name="Versie"/><text:span text:style-name="Strong_20_Emphasis"><text:span text:style-name="T269"> </text:span></text:span><text:span text:style-name="Strong_20_Emphasis"><text:span text:style-name="T278">LTS</text:span></text:span><text:span text:style-name="Strong_20_Emphasis"><text:span text:style-name="T269"><text:note text:id="ftn1" text:note-class="footnote"><text:note-citation>1</text:note-citation><text:note-body><text:p text:style-name="P89"><text:span text:style-name="T368">Deze versie heeft codenaam </text:span><text:span text:style-name="T320">B</text:span><text:span text:style-name="T328">ullseye</text:span><text:span text:style-name="T369"> </text:span><text:span text:style-name="T370">(</text:span><text:span text:style-name="T328">bullseye</text:span><text:span text:style-name="T370">)</text:span><text:span text:style-name="T369"> </text:span><text:span text:style-name="T321">en is een zogenaamde LTS-versie (</text:span><text:span text:style-name="T331">LTS=</text:span><text:span text:style-name="T321">Long-Term Support, langetermijnondersteuning). <text:s/></text:span><text:span text:style-name="T322">Deze</text:span><text:span text:style-name="T321"> LTS-versie versch</text:span><text:span text:style-name="T322">een </text:span><text:span text:style-name="T327">in </text:span><text:span text:style-name="T329">augustus</text:span><text:span text:style-name="T321"> 20</text:span><text:span text:style-name="T329">2</text:span><text:span text:style-name="T322">1</text:span><text:span text:style-name="T321"> en wordt vanaf vrijgave </text:span><text:span text:style-name="T327">vijf</text:span><text:span text:style-name="T321"> jaar ondersteund</text:span><text:span text:style-name="T323"> </text:span><text:span text:style-name="T321">(</text:span><text:span text:style-name="T324">updates </text:span><text:span text:style-name="T321">tot </text:span><text:span text:style-name="T329">augustus</text:span><text:span text:style-name="T322"> </text:span><text:span text:style-name="T321">202</text:span><text:span text:style-name="T329">6</text:span><text:span text:style-name="T323">)</text:span><text:span text:style-name="T325">.</text:span></text:p></text:note-body></text:note></text:span></text:span><text:span text:style-name="Strong_20_Emphasis"><text:span text:style-name="T278"> </text:span></text:span><text:reference-mark-start text:name="Editie"/><text:span text:style-name="Strong_20_Emphasis"><text:span text:style-name="T270">desktop</text:span></text:span><text:reference-mark-end text:name="Editie"/><text:span text:style-name="Strong_20_Emphasis"><text:span text:style-name="T271">.</text:span></text:span></text:p>
      <text:p text:style-name="P8"/>
      <text:p text:style-name="P33"><text:span text:style-name="T16">Kijk op</text:span><text:span text:style-name="T26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68"> </text:span><text:span text:style-name="T337">voor</text:span><text:span text:style-name="T338"> </text:span><text:span text:style-name="T339">deze en andere </text:span><text:span text:style-name="T17">checklists, scripts, </text:span><text:span text:style-name="T48">en informatie</text:span><text:span text:style-name="T17">.</text:span></text:p>
      <text:p text:style-name="P28"/>
      <text:p text:style-name="P51"><text:span text:style-name="T156">D</text:span><text:span text:style-name="T155">it is een invulbare PD</text:span><text:span text:style-name="T157">F</text:span><text:span text:style-name="T155"> met tekst- en keuzevakken; </text:span><text:span text:style-name="T158">a</text:span><text:span text:style-name="T155">fdrukken is niet noodzakelijk.</text:span></text:p>
      <text:p text:style-name="P9"/>
      <text:p text:style-name="P9">V<text:span text:style-name="T358">ul de waarden in het tekstvak achter de </text:span><text:span text:style-name="Definition"><text:span text:style-name="T359">schuingedrukte</text:span></text:span> <text:span text:style-name="T359">woorden </text:span><text:span text:style-name="T357">(zie toelichting)</text:span><text:span text:style-name="T359">:</text:span></text:p>
      <text:p text:style-name="P3"><text:span text:style-name="Definition"><text:span text:style-name="T341">g</text:span></text:span><text:span text:style-name="Definition"><text:span text:style-name="T340">ebruiker</text:span></text:span><text:span text:style-name="Definition"><text:span text:style-name="T342"><text:tab/><text:tab/></text:span></text:span><text:span text:style-name="Definition"><text:span text:style-name="T336"> <text:tab/><text:tab/></text:span></text:span><text:span text:style-name="T343"><draw:control text:anchor-type="as-char" svg:y="-0.429cm" draw:z-index="12" draw:name="Gebruiker" draw:style-name="gr2" draw:text-style-name="P102" svg:width="6.061cm" svg:height="0.6cm" draw:control="control13"><svg:title>Gebruiker</svg:title><svg:desc>Volledige naam, bijv. Jan Stek</svg:desc></draw:control></text:span><text:span text:style-name="T343"><text:tab/></text:span><text:span text:style-name="T344">(</text:span><text:span text:style-name="T354">volledige naam, bijv. </text:span><text:span text:style-name="T356">Karel Kamer</text:span><text:span text:style-name="T355">)</text:span></text:p>
      <text:p text:style-name="Standard"><text:span text:style-name="Definition"><text:span text:style-name="T341">g</text:span></text:span><text:span text:style-name="Definition"><text:span text:style-name="T340">ebruikersnaam<text:tab/><text:tab/></text:span></text:span><text:span text:style-name="Definition"><text:span text:style-name="T340"><draw:control text:anchor-type="as-char" svg:y="-0.429cm" draw:z-index="13" draw:name="Gberuikersnaam" draw:style-name="gr2" draw:text-style-name="P102" svg:width="6.061cm" svg:height="0.6cm" draw:control="control14"><svg:title>Gebruikersnaam</svg:title><svg:desc>Korte naam, bijv. jan</svg:desc></draw:control></text:span></text:span><text:span text:style-name="Definition"><text:span text:style-name="T340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1">c</text:span></text:span><text:span text:style-name="Definition"><text:span text:style-name="T350">omputernaam<text:tab/><text:tab/></text:span></text:span><text:span text:style-name="Definition"><text:span text:style-name="T343"><draw:control text:anchor-type="as-char" svg:y="-0.429cm" draw:z-index="14" draw:name="Computernaam" draw:style-name="gr2" draw:text-style-name="P102" svg:width="6.061cm" svg:height="0.6cm" draw:control="control15"><svg:title>Computernaam</svg:title><svg:desc>Unieke naam van de computer</svg:desc></draw:control></text:span></text:span><text:span text:style-name="Definition"><text:span text:style-name="T343"><text:tab/></text:span></text:span><text:span text:style-name="Definition"><text:span text:style-name="T347">(</text:span></text:span><text:span text:style-name="Definition"><text:span text:style-name="T345">unieke naam van de compute</text:span></text:span><text:span text:style-name="Definition"><text:span text:style-name="T346">r</text:span></text:span><text:span text:style-name="Definition"><text:span text:style-name="T347">)</text:span></text:span></text:p>
      <text:p text:style-name="P2"><text:span text:style-name="Definition"><text:span text:style-name="T341">o</text:span></text:span><text:span text:style-name="Definition"><text:span text:style-name="T340">pstartmenu</text:span></text:span><text:span text:style-name="Definition"><text:span text:style-name="T343"><text:tab/><text:tab/><text:tab/></text:span></text:span><text:span text:style-name="Definition"><text:span text:style-name="T343"><draw:control text:anchor-type="as-char" svg:y="-0.429cm" draw:z-index="15" draw:name="Opstartmenu" draw:style-name="gr2" draw:text-style-name="P102" svg:width="6.061cm" svg:height="0.6cm" draw:control="control16"><svg:title>Opstartmenu</svg:title><svg:desc>Toets voor het opstartmenu ("bootmenu")</svg:desc></draw:control></text:span></text:span><text:span text:style-name="Definition"><text:span text:style-name="T343"><text:tab/></text:span></text:span><text:span text:style-name="Definition"><text:span text:style-name="T347">(</text:span></text:span><text:span text:style-name="Definition"><text:span text:style-name="T345">to</text:span></text:span><text:span text:style-name="Definition"><text:span text:style-name="T348">ets voor het opstartmedium</text:span></text:span><text:span text:style-name="Definition"><text:span text:style-name="T349">)</text:span></text:span></text:p>
      <text:p text:style-name="P2"><text:span text:style-name="Definition"><text:span text:style-name="T352">i</text:span></text:span><text:span text:style-name="Definition"><text:span text:style-name="T353">nstellingen</text:span></text:span><text:span text:style-name="T347"><text:tab/> <text:tab/><text:tab/></text:span><text:span text:style-name="T347"><draw:control text:anchor-type="as-char" svg:y="-0.429cm" draw:z-index="11" draw:name="Instellingen" draw:style-name="gr2" draw:text-style-name="P102" svg:width="6.061cm" svg:height="0.6cm" draw:control="control12"><svg:title>Instellingen</svg:title><svg:desc>Toets voor het BIOS/UEFI-scherm ("setup")</svg:desc></draw:control></text:span><text:span text:style-name="T347"><text:tab/>(</text:span><text:span text:style-name="T345">toets voor het BIOS/UEFI-scherm</text:span><text:span text:style-name="T347">)</text:span></text:p>
      <text:p text:style-name="P4"><text:span text:style-name="T289">Vervang </text:span><text:span text:style-name="Definition"><text:span text:style-name="T14">schuingedrukte</text:span></text:span><text:span text:style-name="T289"> </text:span><text:span text:style-name="T290">woorden </text:span><text:span text:style-name="T289">in deze checklist door </text:span><text:span text:style-name="T290">boven</text:span><text:span text:style-name="T289">staande waarden.</text:span></text:p>
      <text:p text:style-name="P10"/>
      <text:p text:style-name="P5"><text:span text:style-name="Strong_20_Emphasis"><text:span text:style-name="T284"/></text:span></text:p>
      <text:p text:style-name="P35"><text:span text:style-name="T285">Nog niet op Linux?<text:tab/></text:span><text:span text:style-name="T315"></text:span><text:span text:style-name="T291"><text:tab/></text:span><text:span text:style-name="T292">G</text:span><text:span text:style-name="T286">ebruik </text:span><text:span text:style-name="Strong_20_Emphasis"><text:span text:style-name="T335">Checklist migratie</text:span></text:span><text:span text:style-name="T286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87"> onder </text:span><text:span text:style-name="T297">Linux</text:span><text:span text:style-name="T288">.</text:span></text:p>
      <text:p text:style-name="P46"><text:span text:style-name="T293">Nieuwe installatie?<text:tab/></text:span><text:span text:style-name="T316"></text:span><text:span text:style-name="T296"><text:tab/></text:span><text:span text:style-name="T295">B</text:span><text:span text:style-name="T293">egin bij hoofdstuk </text:span><text:span text:style-name="T293"><text:bookmark-ref text:reference-format="page" text:ref-name="__RefNumPara__4009_1271708128">2</text:bookmark-ref></text:span><text:span text:style-name="T293"><text:s text:c="2"/></text:span><text:span text:style-name="T294"><text:bookmark-ref text:reference-format="text" text:ref-name="__RefNumPara__4009_1271708128">Installatie uitvoeren</text:bookmark-ref></text:span><text:span text:style-name="T294">.</text:span></text:p>
      <text:p text:style-name="P1"><text:span text:style-name="Strong_20_Emphasis"><text:span text:style-name="T283"/></text:span></text:p>
      <text:list xml:id="list662671921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8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6"><text:note text:id="ftn2" text:note-class="footnote"><text:note-citation>2</text:note-citation><text:note-body><text:p text:style-name="P92"><text:span text:style-name="User_20_Entry"><text:span text:style-name="T202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gebruikers aanmelden </text:span></text:span><text:span text:style-name="User_20_Entry"><text:span text:style-name="T261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318252581728">
          <table:table-cell table:style-name="_31_._5f_Installatie_5f_voorbereiden.A1" office:value-type="string">
            <text:p text:style-name="P36"><text:span text:style-name="Strong_20_Emphasis"><text:span text:style-name="T78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318252470416">
          <table:table-cell table:style-name="_31_._5f_Installatie_5f_voorbereiden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16" draw:name="Vorm4" draw:style-name="gr1" draw:text-style-name="P10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8">Installeer </text:span></text:span><text:span text:style-name="Strong_20_Emphasis"><text:span text:style-name="T94">pakket kz</text:span></text:span><text:span text:style-name="Strong_20_Emphasis"><text:span text:style-name="T78"> </text:span></text:span><text:span text:style-name="Strong_20_Emphasis"><text:span text:style-name="T66">via 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65"><text:note text:id="ftn3" text:note-class="footnote"><text:note-citation>3</text:note-citation><text:note-body><text:p text:style-name="P88"><text:span text:style-name="T317">De </text:span><text:span text:style-name="T332">Super</text:span><text:span text:style-name="T317">-toets is de Windows</text:span><text:span text:style-name="T318">-</text:span><text:span text:style-name="T319">toets</text:span><text:span text:style-name="T317">, </text:span><text:span text:style-name="T318">C</text:span><text:span text:style-name="T317">ommand-</text:span><text:span text:style-name="T319">toets</text:span><text:span text:style-name="T317">, of </text:span><text:span text:style-name="T318">V</text:span><text:span text:style-name="T317">ergrootglas-toets.</text:span>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9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56">Terminalvenster</text:span></text:span><text:span text:style-name="Strong_20_Emphasis"><text:span text:style-name="T68">.</text:span></text:span><text:span text:style-name="Strong_20_Emphasis"><text:span text:style-name="T89"> </text:span></text:span></text:p>
          </table:table-cell>
        </table:table-row>
        <table:table-row table:style-name="TableLine94318252585680">
          <table:table-cell table:style-name="_31_._5f_Installatie_5f_voorbereiden.A1" office:value-type="string">
            <text:p text:style-name="P53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59"><text:span text:style-name="T373">Typ</text:span><text:span text:style-name="Strong_20_Emphasis"><text:span text:style-name="T90">, of </text:span></text:span><text:span text:style-name="Strong_20_Emphasis"><text:span text:style-name="T89">kopieer en plak, de</text:span></text:span><text:span text:style-name="Strong_20_Emphasis"><text:span text:style-name="T92">z</text:span></text:span><text:span text:style-name="Strong_20_Emphasis"><text:span text:style-name="T89">e </text:span></text:span><text:span text:style-name="Strong_20_Emphasis"><text:span text:style-name="T107">drie </text:span></text:span><text:span text:style-name="Strong_20_Emphasis"><text:span text:style-name="T89">opdrachten, ieder gevolgd door de </text:span></text:span><text:span text:style-name="Strong_20_Emphasis"><text:span text:style-name="T201">Enter</text:span></text:span><text:span text:style-name="Strong_20_Emphasis"><text:span text:style-name="T66">-toets:<text:line-break/></text:span></text:span><text:span text:style-name="User_20_Entry"><text:span text:style-name="T266">sudo</text:span></text:span><text:span text:style-name="User_20_Entry"><text:span text:style-name="T265"> </text:span></text:span><text:span text:style-name="User_20_Entry"><text:span text:style-name="T266">apt install wget</text:span></text:span></text:p>
            <text:p text:style-name="P59"><text:span text:style-name="User_20_Entry"><text:span text:style-name="T265">wget karelzimmer.nl/</text:span></text:span><text:span text:style-name="User_20_Entry"><text:span text:style-name="T267">kz</text:span></text:span><text:span text:style-name="User_20_Entry"><text:span text:style-name="T265"><text:line-break/>bash </text:span></text:span><text:span text:style-name="User_20_Entry"><text:span text:style-name="T267">kz</text:span></text:span></text:p>
          </table:table-cell>
        </table:table-row>
        <table:table-row table:style-name="TableLine94318252594944"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85">V<text:span text:style-name="Strong_20_Emphasis"><text:span text:style-name="T108">olg </text:span></text:span><text:span text:style-name="Strong_20_Emphasis"><text:span text:style-name="T55">de aanwijzingen op het scherm.</text:span></text:span></text:p>
          </table:table-cell>
        </table:table-row>
        <table:table-row table:style-name="TableLine94318252584336"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85"/>
          </table:table-cell>
        </table:table-row>
        <table:table-row table:style-name="TableLine94318252579088">
          <table:table-cell table:style-name="_31_._5f_Installatie_5f_voorbereiden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7">Bereid de installatie voor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81">druk </text:span></text:span><text:span text:style-name="Strong_20_Emphasis"><text:span text:style-name="T76">op de </text:span></text:span><text:span text:style-name="Strong_20_Emphasis"><text:span text:style-name="T200">Super</text:span></text:span><text:span text:style-name="Strong_20_Emphasis"><text:span text:style-name="T76">-toets</text:span></text:span><text:span text:style-name="Strong_20_Emphasis"><text:span text:style-name="T26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4">t</text:span></text:span><text:span text:style-name="Strong_20_Emphasis"><text:span text:style-name="T69">yp </text:span></text:span><text:span text:style-name="Strong_20_Emphasis"><text:span text:style-name="T136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4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</text:span></text:span><text:span text:style-name="Strong_20_Emphasis"><text:span text:style-name="T255"> </text:span></text:span><text:span text:style-name="Strong_20_Emphasis"><text:span text:style-name="T243">Installatiem</text:span></text:span><text:span text:style-name="Strong_20_Emphasis"><text:span text:style-name="T242">enu</text:span></text:span><text:span text:style-name="Strong_20_Emphasis"><text:span text:style-name="T76">.</text:span></text:span></text:p>
          </table:table-cell>
        </table:table-row>
        <table:table-row table:style-name="TableLine94318252651520">
          <table:table-cell table:style-name="_31_._5f_Installatie_5f_voorbereiden.A1" office:value-type="string">
            <text:p text:style-name="P47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40">1</text:span></text:span><text:span text:style-name="Strong_20_Emphasis"><text:span text:style-name="T244"> </text:span></text:span><text:span text:style-name="Strong_20_Emphasis"><text:span text:style-name="T245">In</text:span></text:span><text:span text:style-name="Strong_20_Emphasis"><text:span text:style-name="T250">stallatie voorbereid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1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30"/>
      <text:list xml:id="list105259060933157" text:continue-numbering="true" text:style-name="L1">
        <text:list-item>
          <text:p text:style-name="P100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18252578416">
          <table:table-cell table:style-name="_32_._5f_Installatie_5f_uitvoeren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3"><text:span text:style-name="T310">Start de computer op vanaf </text:span><text:span text:style-name="T311">een </text:span><text:span text:style-name="T311"><text:reference-ref text:reference-format="text" text:ref-name="Distributie">Debian</text:reference-ref></text:span><text:span text:style-name="T311"><text:s/></text:span><text:span text:style-name="Strong_20_Emphasis"><text:span text:style-name="T281"><text:reference-ref text:reference-format="text" text:ref-name="Versie">11</text:reference-ref></text:span></text:span><text:span text:style-name="Strong_20_Emphasis"><text:span text:style-name="T281"><text:s/></text:span></text:span><text:span text:style-name="T313">(</text:span><text:span text:style-name="T312">Live</text:span><text:span text:style-name="T169"><text:note text:id="ftn4" text:note-class="footnote"><text:note-citation>1</text:note-citation><text:note-body><text:p text:style-name="P90"><text:span text:style-name="T361">Vanaf ee</text:span>n Live <text:span text:style-name="T364">USB-stick of </text:span><text:span text:style-name="T326">CD</text:span><text:span text:style-name="T6"> </text:span>kunt <text:span text:style-name="T361">u opstarten en</text:span> met <text:reference-ref text:reference-format="text" text:ref-name="Distributie">Debian</text:reference-ref><text:s/>werken zonder deze te installeren.</text:p></text:note-body></text:note></text:span><text:span text:style-name="T171">)</text:span><text:span text:style-name="T164"> </text:span><text:span text:style-name="T168">GNOME</text:span><text:span text:style-name="T164"> </text:span><text:span text:style-name="T167">USB-stick</text:span><text:span text:style-name="T167"><text:note text:id="ftn5" text:note-class="footnote"><text:note-citation>2</text:note-citation><text:note-body><text:p text:style-name="P95"><text:span text:style-name="T365">D</text:span><text:span text:style-name="Strong_20_Emphasis"><text:span text:style-name="T172">ow</text:span></text:span><text:span text:style-name="Strong_20_Emphasis"><text:span text:style-name="T187">nload </text:span></text:span><text:span text:style-name="Strong_20_Emphasis"><text:span text:style-name="T198">e</text:span></text:span><text:span text:style-name="Strong_20_Emphasis"><text:span text:style-name="T188">e</text:span></text:span><text:span text:style-name="Strong_20_Emphasis"><text:span text:style-name="T189">n</text:span></text:span><text:span text:style-name="Strong_20_Emphasis"><text:span text:style-name="T212"> </text:span></text:span><text:span text:style-name="Strong_20_Emphasis"><text:span text:style-name="T187">Live CD </text:span></text:span><text:span text:style-name="Strong_20_Emphasis"><text:span text:style-name="T192">v</text:span></text:span><text:span text:style-name="Strong_20_Emphasis"><text:span text:style-name="T191">anaf</text:span></text:span><text:span text:style-name="Strong_20_Emphasis"><text:span text:style-name="T175"> </text:span></text:span><text:a xlink:type="simple" xlink:href="https://www.debian.org/CD/live/" text:style-name="Internet_20_link" text:visited-style-name="Visited_20_Internet_20_Link"><text:span text:style-name="Strong_20_Emphasis"><text:span text:style-name="T372">debian.org/cd/live</text:span></text:span></text:a><text:span text:style-name="Strong_20_Emphasis"><text:span text:style-name="T175">, blader naar beneden en klik op </text:span></text:span><text:span text:style-name="Strong_20_Emphasis"><text:span text:style-name="T206">unofficial live images for stable with firmware included</text:span></text:span><text:span text:style-name="Strong_20_Emphasis"><text:span text:style-name="T175">. Klik vervolgens door </text:span></text:span><text:span text:style-name="Strong_20_Emphasis"><text:span text:style-name="T199">naar</text:span></text:span><text:span text:style-name="Strong_20_Emphasis"><text:span text:style-name="T175"> </text:span></text:span><text:span text:style-name="Strong_20_Emphasis"><text:span text:style-name="T206">amd64</text:span></text:span><text:span text:style-name="Strong_20_Emphasis"><text:span text:style-name="T175"> en </text:span></text:span><text:span text:style-name="Strong_20_Emphasis"><text:span text:style-name="T206">iso-hybrid</text:span></text:span><text:span text:style-name="Strong_20_Emphasis"><text:span text:style-name="T175">. </text:span></text:span><text:span text:style-name="Strong_20_Emphasis"><text:span text:style-name="T199">D</text:span></text:span><text:span text:style-name="Strong_20_Emphasis"><text:span text:style-name="T193">aar aangekomen kies </text:span></text:span><text:span text:style-name="T207">debian-live-11..</text:span><text:span text:style-name="T204">..</text:span><text:span text:style-name="T207">amd-64-</text:span><text:span text:style-name="T204">gnome</text:span><text:span text:style-name="T203">+non-fre</text:span><text:span text:style-name="T205">e</text:span><text:span text:style-name="T203">.iso</text:span><text:span text:style-name="Strong_20_Emphasis"><text:span text:style-name="T187">, </text:span></text:span><text:span text:style-name="Strong_20_Emphasis"><text:span text:style-name="T172">e</text:span></text:span><text:span text:style-name="Strong_20_Emphasis"><text:span text:style-name="T174">n </text:span></text:span><text:span text:style-name="T365">plaats een USB-stick </text:span><text:span text:style-name="T366">van </text:span><text:span text:style-name="T365">min</text:span><text:span text:style-name="T367">imaal </text:span><text:span text:style-name="T365">4 GB.</text:span></text:p><text:p text:style-name="P87"><text:span text:style-name="T365"><text:tab/></text:span><text:span text:style-name="Strong_20_Emphasis"><text:span text:style-name="T197">G</text:span></text:span><text:span text:style-name="Strong_20_Emphasis"><text:span text:style-name="T177">ebruik </text:span></text:span><text:span text:style-name="Strong_20_Emphasis"><text:span text:style-name="T178">het programma balenaEtche</text:span></text:span><text:span text:style-name="Strong_20_Emphasis"><text:span text:style-name="T179">r</text:span></text:span><text:span text:style-name="Strong_20_Emphasis"><text:span text:style-name="T178"> </text:span></text:span><text:span text:style-name="Strong_20_Emphasis"><text:span text:style-name="T180">(</text:span></text:span><text:a xlink:type="simple" xlink:href="https://www.balena.io/etcher/" text:style-name="Internet_20_link" text:visited-style-name="Visited_20_Internet_20_Link"><text:span text:style-name="Strong_20_Emphasis"><text:span text:style-name="T371">etcher.io</text:span></text:span></text:a><text:span text:style-name="Strong_20_Emphasis"><text:span text:style-name="T180">) </text:span></text:span><text:span text:style-name="Strong_20_Emphasis"><text:span text:style-name="T186">om de CD naar de USB-stick te schrijven</text:span></text:span><text:span text:style-name="Strong_20_Emphasis"><text:span text:style-name="T180">; </text:span></text:span><text:span text:style-name="Strong_20_Emphasis"><text:span text:style-name="T178">balenaEtche</text:span></text:span><text:span text:style-name="Strong_20_Emphasis"><text:span text:style-name="T179">r</text:span></text:span><text:span text:style-name="Strong_20_Emphasis"><text:span text:style-name="T182"> is</text:span></text:span><text:span text:style-name="Strong_20_Emphasis"><text:span text:style-name="T180"> </text:span></text:span><text:span text:style-name="Strong_20_Emphasis"><text:span text:style-name="T176">beschikbaar voor </text:span></text:span><text:span text:style-name="Strong_20_Emphasis"><text:span text:style-name="T183">Windows, </text:span></text:span><text:span text:style-name="Strong_20_Emphasis"><text:span text:style-name="T184">OS X</text:span></text:span><text:span text:style-name="Strong_20_Emphasis"><text:span text:style-name="T178">, </text:span></text:span><text:span text:style-name="Strong_20_Emphasis"><text:span text:style-name="T180">en </text:span></text:span><text:span text:style-name="Strong_20_Emphasis"><text:span text:style-name="T185">GNU/</text:span></text:span><text:span text:style-name="Strong_20_Emphasis"><text:span text:style-name="T178">Linux</text:span></text:span><text:span text:style-name="Strong_20_Emphasis"><text:span text:style-name="T181">.</text:span></text:span></text:p></text:note-body></text:note></text:span><text:span text:style-name="T167"> </text:span><text:span text:style-name="T170">of</text:span><text:span text:style-name="T167"> </text:span><text:span text:style-name="T163">C</text:span><text:span text:style-name="T167">D</text:span><text:span text:style-name="T167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4">.</text:span></text:p>
            <text:p text:style-name="P38"><text:span text:style-name="T165">Opstartmenu/</text:span><text:span text:style-name="T166">boot menu</text:span><text:span text:style-name="T165"> </text:span><text:span text:style-name="T164">via </text:span><text:span text:style-name="Definition"><text:span text:style-name="T360">opstartmenu</text:span></text:span><text:span text:style-name="T164">, </text:span><text:span text:style-name="T165">instellingen/</text:span><text:span text:style-name="T166">setup</text:span><text:span text:style-name="T164"> via </text:span><text:span text:style-name="Definition"><text:span text:style-name="T360">instellingen</text:span></text:span><text:span text:style-name="T164">.</text:span></text:p>
          </table:table-cell>
        </table:table-row>
        <table:table-row table:style-name="TableLine94318252586096">
          <table:table-cell table:style-name="_32_._5f_Installatie_5f_uitvoeren.A1" office:value-type="string">
            <text:p text:style-name="P47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4">K</text:span></text:span><text:span text:style-name="Strong_20_Emphasis"><text:span text:style-name="T113">ies </text:span></text:span><text:span text:style-name="Strong_20_Emphasis"><text:span text:style-name="T116">eerste keuze </text:span></text:span><text:span text:style-name="Strong_20_Emphasis"><text:span text:style-name="T112">en druk op de </text:span></text:span><text:span text:style-name="Strong_20_Emphasis"><text:span text:style-name="T196">Enter</text:span></text:span><text:span text:style-name="Strong_20_Emphasis"><text:span text:style-name="T112">-toets.</text:span></text:span></text:p>
          </table:table-cell>
        </table:table-row>
        <table:table-row table:style-name="TableLine943182528203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><text:span text:style-name="Strong_20_Emphasis"><text:span text:style-name="T78"><text:s/></text:span></text:span><text:span text:style-name="Strong_20_Emphasis"><text:span text:style-name="T118"><draw:control text:anchor-type="as-char" draw:z-index="20" draw:name="Vorm11_0" draw:style-name="gr1" draw:text-style-name="P101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22">O</text:span></text:span><text:span text:style-name="Strong_20_Emphasis"><text:span text:style-name="T49">p het</text:span></text:span><text:span text:style-name="Strong_20_Emphasis"><text:span text:style-name="T50"> </text:span></text:span><text:span text:style-name="Strong_20_Emphasis"><text:span text:style-name="T49">scherm </text:span></text:span><text:span text:style-name="Strong_20_Emphasis"><text:span text:style-name="T257">Welcom</text:span></text:span><text:span text:style-name="Strong_20_Emphasis"><text:span text:style-name="T220">e</text:span></text:span><text:span text:style-name="Strong_20_Emphasis"><text:span text:style-name="T234"> </text:span></text:span><text:span text:style-name="Strong_20_Emphasis"><text:span text:style-name="T235">en </text:span></text:span><text:span text:style-name="Strong_20_Emphasis"><text:span text:style-name="T224">Typing </text:span></text:span><text:span text:style-name="Strong_20_Emphasis"><text:span text:style-name="T122">klik op </text:span></text:span><text:span text:style-name="Strong_20_Emphasis"><text:span text:style-name="T224">N</text:span></text:span><text:span text:style-name="Strong_20_Emphasis"><text:span text:style-name="T257">ext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7"><text:span text:style-name="Strong_20_Emphasis"><text:span text:style-name="T54">Als het scherm </text:span></text:span><text:span text:style-name="Strong_20_Emphasis"><text:span text:style-name="T153">Wi-Fi</text:span></text:span><text:span text:style-name="Strong_20_Emphasis"><text:span text:style-name="T54"> verschijnt, kies een draadloos netwerk, maak verbinding, en klik op</text:span></text:span><text:span text:style-name="Strong_20_Emphasis"><text:span text:style-name="T122"> </text:span></text:span><text:span text:style-name="Strong_20_Emphasis"><text:span text:style-name="T224">N</text:span></text:span><text:span text:style-name="Strong_20_Emphasis"><text:span text:style-name="T257">ext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4"><text:span text:style-name="Strong_20_Emphasis"><text:span text:style-name="T22">O</text:span></text:span><text:span text:style-name="Strong_20_Emphasis"><text:span text:style-name="T49">p het</text:span></text:span><text:span text:style-name="Strong_20_Emphasis"><text:span text:style-name="T50"> </text:span></text:span><text:span text:style-name="Strong_20_Emphasis"><text:span text:style-name="T49">scherm </text:span></text:span><text:span text:style-name="Strong_20_Emphasis"><text:span text:style-name="T224">Privacy</text:span></text:span><text:span text:style-name="Strong_20_Emphasis"><text:span text:style-name="T234"> </text:span></text:span><text:span text:style-name="Strong_20_Emphasis"><text:span text:style-name="T236">volg de aanwijzing en </text:span></text:span><text:span text:style-name="Strong_20_Emphasis"><text:span text:style-name="T122">klik op </text:span></text:span><text:span text:style-name="Strong_20_Emphasis"><text:span text:style-name="T224">Next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3"><text:span text:style-name="Strong_20_Emphasis"><text:span text:style-name="T22">O</text:span></text:span><text:span text:style-name="Strong_20_Emphasis"><text:span text:style-name="T49">p het</text:span></text:span><text:span text:style-name="Strong_20_Emphasis"><text:span text:style-name="T50"> </text:span></text:span><text:span text:style-name="Strong_20_Emphasis"><text:span text:style-name="T49">scherm </text:span></text:span><text:span text:style-name="Strong_20_Emphasis"><text:span text:style-name="T220">Setup Complete</text:span></text:span><text:span text:style-name="Strong_20_Emphasis"><text:span text:style-name="T219"> </text:span></text:span><text:span text:style-name="Strong_20_Emphasis"><text:span text:style-name="T122">klik op </text:span></text:span><text:span text:style-name="Strong_20_Emphasis"><text:span text:style-name="T220">Start Using Debian GNU/Linux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3"><text:span text:style-name="Strong_20_Emphasis"><text:span text:style-name="T51">Sluit het scherm </text:span></text:span><text:span text:style-name="Strong_20_Emphasis"><text:span text:style-name="T221">Getting Started</text:span></text:span><text:span text:style-name="Strong_20_Emphasis"><text:span text:style-name="T5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318252648192">
          <table:table-cell table:style-name="_32_._5f_Installatie_5f_uitvoeren.A1" office:value-type="string">
            <text:p text:style-name="P57"><text:span text:style-name="Strong_20_Emphasis"><text:span text:style-name="T78"><text:s/></text:span></text:span><text:span text:style-name="Strong_20_Emphasis"><text:span text:style-name="T118"><draw:control text:anchor-type="as-char" draw:z-index="18" draw:name="Vorm13_1" draw:style-name="gr1" draw:text-style-name="P10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4">Start de installatie</text:span></text:span><text:span text:style-name="Strong_20_Emphasis"><text:span text:style-name="T121">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97">klik op </text:span></text:span><text:span text:style-name="Strong_20_Emphasis"><text:span text:style-name="T144">Activities</text:span></text:span><text:span text:style-name="Strong_20_Emphasis"><text:span text:style-name="T97"> en </text:span></text:span><text:span text:style-name="Strong_20_Emphasis"><text:span text:style-name="T98">een </text:span></text:span><text:span text:style-name="Strong_20_Emphasis"><text:span text:style-name="T97">klik op</text:span></text:span><text:span text:style-name="Strong_20_Emphasis"><text:span text:style-name="T96"> </text:span></text:span><text:span text:style-name="Strong_20_Emphasis"><text:span text:style-name="T143">Install Debian</text:span></text:span><text:span text:style-name="Strong_20_Emphasis"><text:span text:style-name="T43">.</text:span></text:span></text:p>
          </table:table-cell>
        </table:table-row>
        <table:table-row table:style-name="TableLine94318252845584">
          <table:table-cell table:style-name="_32_._5f_Installatie_5f_uitvoeren.A1" office:value-type="string">
            <text:p text:style-name="P47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4">Bij </text:span></text:span><text:span text:style-name="Strong_20_Emphasis"><text:span text:style-name="T150">Welcome</text:span></text:span><text:span text:style-name="Strong_20_Emphasis"><text:span text:style-name="T44"> kies </text:span></text:span><text:span text:style-name="Strong_20_Emphasis"><text:span text:style-name="T150">Nederlands</text:span></text:span><text:span text:style-name="Strong_20_Emphasis"><text:span text:style-name="T44"> en klik op </text:span></text:span><text:span text:style-name="Strong_20_Emphasis"><text:span text:style-name="T150">Volgende</text:span></text:span><text:span text:style-name="Strong_20_Emphasis"><text:span text:style-name="T44">.</text:span></text:span></text:p>
          </table:table-cell>
        </table:table-row>
        <table:table-row table:style-name="TableLine94318252845840">
          <table:table-cell table:style-name="_32_._5f_Installatie_5f_uitvoeren.A1" office:value-type="string">
            <text:p text:style-name="P69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7">Bij <text:span text:style-name="T362">Locatie</text:span> kies bij <text:span text:style-name="T362">Regio</text:span> voor <text:span text:style-name="T362">Europa</text:span> en klik op <text:span text:style-name="T362">Volgende</text:span>.</text:p>
          </table:table-cell>
        </table:table-row>
        <table:table-row table:style-name="TableLine94318252846096">
          <table:table-cell table:style-name="_32_._5f_Installatie_5f_uitvoeren.A1" office:value-type="string">
            <text:p text:style-name="P69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67">Bij <text:span text:style-name="T362">Toetsenbord</text:span> kies <text:span text:style-name="T362">English (US)</text:span> en klik op <text:span text:style-name="T362">Volgende</text:span>.</text:p>
          </table:table-cell>
        </table:table-row>
        <table:table-row table:style-name="TableLine94318252846352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7"/>
          </table:table-cell>
        </table:table-row>
        <table:table-row table:style-name="TableLine94318252846608">
          <table:table-cell table:style-name="_32_._5f_Installatie_5f_uitvoeren.A1" office:value-type="string">
            <text:p text:style-name="P69"><text:span text:style-name="Strong_20_Emphasis"><text:span text:style-name="T78"><text:s/></text:span></text:span><text:span text:style-name="Strong_20_Emphasis"><text:span text:style-name="T118"><draw:control text:anchor-type="as-char" draw:z-index="21" draw:name="Vorm13_4" draw:style-name="gr1" draw:text-style-name="P101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66"><text:span text:style-name="T374">Bij </text:span><text:span text:style-name="T363">Partities</text:span><text:span text:style-name="T374"> </text:span><text:span text:style-name="T333">selecteer</text:span><text:span text:style-name="T374"> gewenste </text:span><text:span text:style-name="T334">opties</text:span><text:span text:style-name="Strong_20_Emphasis"><text:span text:style-name="T44"> </text:span></text:span><text:span text:style-name="Strong_20_Emphasis"><text:span text:style-name="T38">en klik op </text:span></text:span><text:span text:style-name="Strong_20_Emphasis"><text:span text:style-name="T149">Volgende</text:span></text:span><text:span text:style-name="Strong_20_Emphasis"><text:span text:style-name="T38">.</text:span></text:span></text:p>
          </table:table-cell>
        </table:table-row>
        <table:table-row table:style-name="TableLine9431825284686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318252847120">
          <table:table-cell table:style-name="_32_._5f_Installatie_5f_uitvoeren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7">Bij </text:span></text:span><text:span text:style-name="Strong_20_Emphasis"><text:span text:style-name="T154">Gebruikers</text:span></text:span><text:span text:style-name="Strong_20_Emphasis"><text:span text:style-name="T117"> vul in </text:span></text:span><text:span text:style-name="Strong_20_Emphasis"><text:span text:style-name="T151">Wat is je naam?</text:span></text:span><text:span text:style-name="Strong_20_Emphasis"><text:span text:style-name="T36"> </text:span></text:span><text:span text:style-name="Definition"><text:span text:style-name="T10">gebruiker</text:span></text:span><text:span text:style-name="Strong_20_Emphasis"><text:span text:style-name="T109">,</text:span></text:span><text:span text:style-name="Strong_20_Emphasis"><text:span text:style-name="T45"> </text:span></text:span><text:span text:style-name="Strong_20_Emphasis"><text:span text:style-name="T151">Welke naam wil je gebruiken om in te loggen?</text:span></text:span><text:span text:style-name="Strong_20_Emphasis"><text:span text:style-name="T45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4">, </text:span></text:span><text:span text:style-name="Strong_20_Emphasis"><text:span text:style-name="T152">Wat is de </text:span></text:span><text:span text:style-name="Strong_20_Emphasis"><text:span text:style-name="T151">naam van deze </text:span></text:span><text:span text:style-name="Strong_20_Emphasis"><text:span text:style-name="T152">computer</text:span></text:span><text:span text:style-name="Strong_20_Emphasis"><text:span text:style-name="T35"> </text:span></text:span><text:span text:style-name="Definition"><text:span text:style-name="T10">computernaam</text:span></text:span><text:span text:style-name="Strong_20_Emphasis"><text:span text:style-name="T36">, </text:span></text:span><text:span text:style-name="Strong_20_Emphasis"><text:span text:style-name="T45">v</text:span></text:span><text:span text:style-name="Strong_20_Emphasis"><text:span text:style-name="T36">ul </text:span></text:span><text:span text:style-name="Strong_20_Emphasis"><text:span text:style-name="T42">tweemaal het wachtwoord </text:span></text:span><text:span text:style-name="Strong_20_Emphasis"><text:span text:style-name="T36">in</text:span></text:span><text:span text:style-name="Strong_20_Emphasis"><text:span text:style-name="T129">,</text:span></text:span><text:span text:style-name="Strong_20_Emphasis"><text:span text:style-name="T36"> </text:span></text:span><text:span text:style-name="Strong_20_Emphasis"><text:span text:style-name="T37">en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2">V</text:span></text:span><text:span text:style-name="Strong_20_Emphasis"><text:span text:style-name="T131">olgende</text:span></text:span><text:span text:style-name="Strong_20_Emphasis"><text:span text:style-name="T22">.</text:span></text:span></text:p>
          </table:table-cell>
        </table:table-row>
        <table:table-row table:style-name="TableLine94318252847376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68"/>
          </table:table-cell>
        </table:table-row>
        <table:table-row table:style-name="TableLine94318252847632">
          <table:table-cell table:style-name="_32_._5f_Installatie_5f_uitvoeren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4" draw:name="Vorm14" draw:style-name="gr1" draw:text-style-name="P101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6">Bij </text:span></text:span><text:span text:style-name="Strong_20_Emphasis"><text:span text:style-name="T215">Samenvatting</text:span></text:span><text:span text:style-name="Strong_20_Emphasis"><text:span text:style-name="T231"> </text:span></text:span><text:span text:style-name="Strong_20_Emphasis"><text:span text:style-name="T232">controleer het overzicht en</text:span></text:span><text:span text:style-name="Strong_20_Emphasis"><text:span text:style-name="T37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3">Installeer</text:span></text:span><text:span text:style-name="Strong_20_Emphasis"><text:span text:style-name="T22">.</text:span></text:span></text:p>
          </table:table-cell>
        </table:table-row>
        <table:table-row table:style-name="TableLine94318252847888">
          <table:table-cell table:style-name="_32_._5f_Installatie_5f_uitvoeren.A1" office:value-type="string">
            <text:p text:style-name="P71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6">Bij </text:span></text:span><text:span text:style-name="Strong_20_Emphasis"><text:span text:style-name="T216">Beëindigen</text:span></text:span><text:span text:style-name="Strong_20_Emphasis"><text:span text:style-name="T231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4">Voltooid</text:span></text:span><text:span text:style-name="Strong_20_Emphasis"><text:span text:style-name="T22">.</text:span></text:span></text:p>
          </table:table-cell>
        </table:table-row>
        <table:table-row table:style-name="TableLine943182528481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18252848400">
          <table:table-cell table:style-name="_32_._5f_Installatie_5f_uitvoeren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5" draw:name="Vorm20" draw:style-name="gr1" draw:text-style-name="P101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3">Verwijder </text:span></text:span><text:span text:style-name="Strong_20_Emphasis"><text:span text:style-name="T124">het </text:span></text:span><text:span text:style-name="Strong_20_Emphasis"><text:span text:style-name="T123">installatiemedium (</text:span></text:span><text:span text:style-name="Strong_20_Emphasis"><text:span text:style-name="T125">USB-stick of </text:span></text:span><text:span text:style-name="Strong_20_Emphasis"><text:span text:style-name="T115">C</text:span></text:span><text:span text:style-name="Strong_20_Emphasis"><text:span text:style-name="T125">D</text:span></text:span><text:span text:style-name="Strong_20_Emphasis"><text:span text:style-name="T264"><text:note-ref text:note-class="footnote" text:reference-format="text" text:ref-name="ftn6">3</text:note-ref></text:span></text:span><text:span text:style-name="Strong_20_Emphasis"><text:span text:style-name="T123">) </text:span></text:span><text:span text:style-name="Strong_20_Emphasis"><text:span text:style-name="T126">en</text:span></text:span><text:span text:style-name="Strong_20_Emphasis"><text:span text:style-name="T123"> </text:span></text:span><text:span text:style-name="Strong_20_Emphasis"><text:span text:style-name="T120">druk </text:span></text:span><text:span text:style-name="Strong_20_Emphasis"><text:span text:style-name="T127">op</text:span></text:span><text:span text:style-name="Strong_20_Emphasis"><text:span text:style-name="T120"> </text:span></text:span><text:span text:style-name="Strong_20_Emphasis"><text:span text:style-name="T112">de </text:span></text:span><text:span text:style-name="Strong_20_Emphasis"><text:span text:style-name="T196">Enter</text:span></text:span><text:span text:style-name="Strong_20_Emphasis"><text:span text:style-name="T112">-toets</text:span></text:span><text:span text:style-name="Strong_20_Emphasis"><text:span text:style-name="T128">.</text:span></text:span></text:p>
          </table:table-cell>
        </table:table-row>
      </table:table>
      <text:p text:style-name="P37"><text:span text:style-name="Strong_20_Emphasis"><text:span text:style-name="T120"/></text:span></text:p>
      <text:list xml:id="list105257752239280" text:continue-numbering="true" text:style-name="L1">
        <text:list-item>
          <text:p text:style-name="P97"><text:span text:style-name="Strong_20_Emphasis"><text:span text:style-name="T213">Installatie </text:span></text:span><text:span text:style-name="Strong_20_Emphasis"><text:span text:style-name="T214">afronden</text:span></text:span></text:p>
        </text:list-item>
      </text:list>
      <text:p text:style-name="P39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18252782880">
          <table:table-cell table:style-name="_33_._5f_Installatie_5f_afronden.A1" office:value-type="string">
            <text:p text:style-name="P48"><text:span text:style-name="Strong_20_Emphasis"><text:span text:style-name="T78"><text:s/></text:span></text:span><text:span text:style-name="Strong_20_Emphasis"><text:span text:style-name="T118"><draw:control text:anchor-type="as-char" draw:z-index="6" draw:name="Vorm22" draw:style-name="gr1" draw:text-style-name="P10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18">.</text:span></text:span></text:p>
          </table:table-cell>
        </table:table-row>
        <table:table-row table:style-name="TableLine94318252816800"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18252819552">
          <table:table-cell table:style-name="_33_._5f_Installatie_5f_afronden.A1" office:value-type="string">
            <text:p text:style-name="P62"><text:span text:style-name="Strong_20_Emphasis"><text:span text:style-name="T78"><text:s/></text:span></text:span><text:span text:style-name="Strong_20_Emphasis"><text:span text:style-name="T118"><draw:control text:anchor-type="as-char" draw:z-index="19" draw:name="Vorm22_1" draw:style-name="gr1" draw:text-style-name="P101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O</text:span></text:span><text:span text:style-name="Strong_20_Emphasis"><text:span text:style-name="T49">p </text:span></text:span><text:span text:style-name="Strong_20_Emphasis"><text:span text:style-name="T50">de volgende schermen volg de aanwijzingen en klik op</text:span></text:span><text:span text:style-name="Strong_20_Emphasis"><text:span text:style-name="T122"> </text:span></text:span><text:span text:style-name="Strong_20_Emphasis"><text:span text:style-name="T217">Volgende </text:span></text:span><text:span text:style-name="Strong_20_Emphasis"><text:span text:style-name="T233">of </text:span></text:span><text:span text:style-name="Strong_20_Emphasis"><text:span text:style-name="T218">Overslaan</text:span></text:span><text:span text:style-name="Strong_20_Emphasis"><text:span text:style-name="T122">.</text:span></text:span></text:p>
          </table:table-cell>
        </table:table-row>
        <table:table-row table:style-name="TableLine943182529106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5"><text:span text:style-name="Strong_20_Emphasis"><text:span text:style-name="T22">O</text:span></text:span><text:span text:style-name="Strong_20_Emphasis"><text:span text:style-name="T49">p het scherm </text:span></text:span><text:span text:style-name="Strong_20_Emphasis"><text:span text:style-name="T222">Installatie Voltooid</text:span></text:span><text:span text:style-name="Strong_20_Emphasis"><text:span text:style-name="T219"> </text:span></text:span><text:span text:style-name="Strong_20_Emphasis"><text:span text:style-name="T122">klik op </text:span></text:span><text:span text:style-name="Strong_20_Emphasis"><text:span text:style-name="T222">Beginnen met</text:span></text:span><text:span text:style-name="Strong_20_Emphasis"><text:span text:style-name="T220"> Debian GNU/Linux</text:span></text:span><text:span text:style-name="Strong_20_Emphasis"><text:span text:style-name="T122">.</text:span></text:span></text:p>
          </table:table-cell>
        </table:table-row>
        <table:table-row table:style-name="TableLine943182529486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8"><text:span text:style-name="Strong_20_Emphasis"><text:span text:style-name="T51">Sluit het scherm </text:span></text:span><text:span text:style-name="Strong_20_Emphasis"><text:span text:style-name="T223">Aan de slag</text:span></text:span><text:span text:style-name="Strong_20_Emphasis"><text:span text:style-name="T51">.</text:span></text:span></text:p>
          </table:table-cell>
        </table:table-row>
        <table:table-row table:style-name="TableLine943182529779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22"/></text:span></text:p>
          </table:table-cell>
        </table:table-row>
        <table:table-row table:style-name="TableLine94318252861680">
          <table:table-cell table:style-name="_33_._5f_Installatie_5f_afronden.A1" office:value-type="string">
            <text:p text:style-name="P48"><text:span text:style-name="Strong_20_Emphasis"><text:span text:style-name="T78"><text:s/></text:span></text:span><text:span text:style-name="Strong_20_Emphasis"><text:span text:style-name="T118"><draw:control text:anchor-type="as-char" draw:z-index="7" draw:name="Vorm23" draw:style-name="gr1" draw:text-style-name="P101" svg:width="0.35cm" svg:height="0.35cm" draw:control="control8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9">Voeg </text:span></text:span><text:span text:style-name="Strong_20_Emphasis"><text:span text:style-name="T32">eventuele </text:span></text:span><text:span text:style-name="Strong_20_Emphasis"><text:span text:style-name="T31">extra </text:span></text:span><text:span text:style-name="Strong_20_Emphasis"><text:span text:style-name="T119">gebruikers </text:span></text:span><text:span text:style-name="Strong_20_Emphasis"><text:span text:style-name="T121">toe </text:span></text:span><text:span text:style-name="Strong_20_Emphasis"><text:span text:style-name="T66">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65"><text:note text:id="ftn7" text:note-class="footnote"><text:note-citation>1</text:note-citation><text:note-body><text:p text:style-name="P86"><text:span text:style-name="T317">De </text:span><text:span text:style-name="T332">Super</text:span><text:span text:style-name="T317">-toets is de Windows</text:span><text:span text:style-name="T318">-</text:span><text:span text:style-name="T319">toets</text:span><text:span text:style-name="T317">, </text:span><text:span text:style-name="T318">C</text:span><text:span text:style-name="T317">ommand-</text:span><text:span text:style-name="T319">toets</text:span><text:span text:style-name="T317">, of </text:span><text:span text:style-name="T318">V</text:span><text:span text:style-name="T317">ergrootglas-toets.</text:span>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8">geb</text:span></text:span><text:span text:style-name="Strong_20_Emphasis"><text:span text:style-name="T139">r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</text:span></text:span><text:span text:style-name="Strong_20_Emphasis"><text:span text:style-name="T75">bij </text:span></text:span><text:span text:style-name="Strong_20_Emphasis"><text:span text:style-name="T251">Instellingen </text:span></text:span><text:span text:style-name="Strong_20_Emphasis"><text:span text:style-name="T88">rechts o</text:span></text:span><text:span text:style-name="Strong_20_Emphasis"><text:span text:style-name="T66">p </text:span></text:span><text:span text:style-name="Strong_20_Emphasis"><text:span text:style-name="T252">Gebruikers</text:span></text:span><text:span text:style-name="Strong_20_Emphasis"><text:span text:style-name="T87">.</text:span></text:span></text:p>
          </table:table-cell>
        </table:table-row>
        <table:table-row table:style-name="TableLine943182529203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Strong_20_Emphasis"><text:span text:style-name="T111">Klik links</text:span></text:span><text:span text:style-name="Strong_20_Emphasis"><text:span text:style-name="T130"> </text:span></text:span><text:span text:style-name="Strong_20_Emphasis"><text:span text:style-name="T99">op </text:span></text:span><text:span text:style-name="Strong_20_Emphasis"><text:span text:style-name="T145">Ontgrendelen</text:span></text:span><text:span text:style-name="Strong_20_Emphasis"><text:span text:style-name="T99"> </text:span></text:span><text:span text:style-name="Strong_20_Emphasis"><text:span text:style-name="T100">en daarna op </text:span></text:span><text:span text:style-name="Strong_20_Emphasis"><text:span text:style-name="T247">Gebruik</text:span></text:span><text:span text:style-name="Strong_20_Emphasis"><text:span text:style-name="T248">er</text:span></text:span><text:span text:style-name="Strong_20_Emphasis"><text:span text:style-name="T247"> toevoegen</text:span></text:span><text:span text:style-name="Strong_20_Emphasis"><text:span text:style-name="T100">.</text:span></text:span></text:p>
          </table:table-cell>
        </table:table-row>
        <table:table-row table:style-name="TableLine943182529988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Strong_20_Emphasis"><text:span text:style-name="T229">Sluit </text:span></text:span><text:span text:style-name="Strong_20_Emphasis"><text:span text:style-name="T247">Gebruiker toevoegen</text:span></text:span><text:span text:style-name="Strong_20_Emphasis"><text:span text:style-name="T100">.</text:span></text:span></text:p>
          </table:table-cell>
        </table:table-row>
        <table:table-row table:style-name="TableLine943182530040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18252946672">
          <table:table-cell table:style-name="_33_._5f_Installatie_5f_afronden.A1" office:value-type="string">
            <text:p text:style-name="P48"><text:span text:style-name="Strong_20_Emphasis"><text:span text:style-name="T78"><text:s/></text:span></text:span><text:span text:style-name="Strong_20_Emphasis"><text:span text:style-name="T118"><draw:control text:anchor-type="as-char" draw:z-index="8" draw:name="Vorm25" draw:style-name="gr1" draw:text-style-name="P101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24">Controleer </text:span></text:span><text:span text:style-name="Strong_20_Emphasis"><text:span text:style-name="T25">of er updates zijn </text:span></text:span><text:span text:style-name="Strong_20_Emphasis"><text:span text:style-name="T26">via </text:span></text:span><text:span text:style-name="Strong_20_Emphasis"><text:span text:style-name="T57">een </text:span></text:span><text:span text:style-name="Strong_20_Emphasis"><text:span text:style-name="T82">druk</text:span></text:span><text:span text:style-name="Strong_20_Emphasis"><text:span text:style-name="T57"> op</text:span></text:span><text:span text:style-name="Strong_20_Emphasis"><text:span text:style-name="T68"> de </text:span></text:span><text:span text:style-name="Strong_20_Emphasis"><text:span text:style-name="T200">Super</text:span></text:span><text:span text:style-name="Strong_20_Emphasis"><text:span text:style-name="T68">-toets</text:span></text:span><text:span text:style-name="Strong_20_Emphasis"><text:span text:style-name="T26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0">sof</text:span></text:span><text:span text:style-name="Strong_20_Emphasis"><text:span text:style-name="T142">t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6">Software</text:span></text:span><text:span text:style-name="Strong_20_Emphasis"><text:span text:style-name="T68">.</text:span></text:span></text:p>
          </table:table-cell>
        </table:table-row>
        <table:table-row table:style-name="TableLine94318253010176">
          <table:table-cell table:style-name="_33_._5f_Installatie_5f_afronden.A1" office:value-type="string">
            <text:p text:style-name="P48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76"><text:span text:style-name="T302">Klik op </text:span><text:span text:style-name="T308">Updates</text:span><text:span text:style-name="T303"> en a</text:span><text:span text:style-name="T301">ls</text:span><text:span text:style-name="T298"> </text:span><text:span text:style-name="T299">er </text:span><text:span text:style-name="T298">updates beschikbaar zijn, k</text:span><text:span text:style-name="T300">lik op </text:span><text:span text:style-name="Strong_20_Emphasis"><text:span text:style-name="T314">Downloaden</text:span></text:span><text:span text:style-name="T300"> </text:span><text:span text:style-name="T304">en vervolgens op </text:span><text:span text:style-name="T309">Herstarten &amp; bijwerken</text:span><text:span text:style-name="T304">.</text:span></text:p>
          </table:table-cell>
        </table:table-row>
        <table:table-row table:style-name="TableLine943182529449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80"><text:span text:style-name="T306">Daarna weer </text:span><text:span text:style-name="T307">a</text:span><text:span text:style-name="T305">anmelden als </text:span><text:span text:style-name="Definition"><text:span text:style-name="T8">gebruiker</text:span></text:span><text:span text:style-name="T304">.</text:span></text:p>
          </table:table-cell>
        </table:table-row>
        <table:table-row table:style-name="TableLine943182528862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18253006336">
          <table:table-cell table:style-name="_33_._5f_Installatie_5f_afronden.A1" office:value-type="string">
            <text:p text:style-name="P47"><text:span text:style-name="Strong_20_Emphasis"><text:span text:style-name="T78"><text:s/></text:span></text:span><text:span text:style-name="Strong_20_Emphasis"><text:span text:style-name="T118"><draw:control text:anchor-type="as-char" draw:z-index="17" draw:name="Vorm4_1" draw:style-name="gr1" draw:text-style-name="P101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78">Installeer </text:span></text:span><text:span text:style-name="Strong_20_Emphasis"><text:span text:style-name="T95">pakket kz</text:span></text:span><text:span text:style-name="Strong_20_Emphasis"><text:span text:style-name="T78"> </text:span></text:span><text:span text:style-name="Strong_20_Emphasis"><text:span text:style-name="T66">via via </text:span></text:span><text:span text:style-name="Strong_20_Emphasis"><text:span text:style-name="T57">een </text:span></text:span><text:span text:style-name="Strong_20_Emphasis"><text:span text:style-name="T65">druk op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26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9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56">Terminalvenster</text:span></text:span><text:span text:style-name="Strong_20_Emphasis"><text:span text:style-name="T89">. </text:span></text:span></text:p>
          </table:table-cell>
        </table:table-row>
        <table:table-row table:style-name="TableLine94318253016544">
          <table:table-cell table:style-name="_33_._5f_Installatie_5f_afronden.A1" office:value-type="string">
            <text:p text:style-name="P53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58"><text:span text:style-name="T373">Typ</text:span><text:span text:style-name="Strong_20_Emphasis"><text:span text:style-name="T90">, of </text:span></text:span><text:span text:style-name="Strong_20_Emphasis"><text:span text:style-name="T89">kopieer en plak, de</text:span></text:span><text:span text:style-name="Strong_20_Emphasis"><text:span text:style-name="T93">z</text:span></text:span><text:span text:style-name="Strong_20_Emphasis"><text:span text:style-name="T91">e</text:span></text:span><text:span text:style-name="Strong_20_Emphasis"><text:span text:style-name="T89"> </text:span></text:span><text:span text:style-name="Strong_20_Emphasis"><text:span text:style-name="T107">drie </text:span></text:span><text:span text:style-name="Strong_20_Emphasis"><text:span text:style-name="T89">opdrachten, ieder gevolgd door de </text:span></text:span><text:span text:style-name="Strong_20_Emphasis"><text:span text:style-name="T201">Enter</text:span></text:span><text:span text:style-name="Strong_20_Emphasis"><text:span text:style-name="T66">-toets:<text:line-break/></text:span></text:span><text:span text:style-name="User_20_Entry"><text:span text:style-name="T266">sudo</text:span></text:span><text:span text:style-name="User_20_Entry"><text:span text:style-name="T265"> </text:span></text:span><text:span text:style-name="User_20_Entry"><text:span text:style-name="T266">apt install wget</text:span></text:span><text:span text:style-name="User_20_Entry"><text:span text:style-name="T265"><text:line-break/>wget karelzimmer.nl/</text:span></text:span><text:span text:style-name="User_20_Entry"><text:span text:style-name="T267">kz</text:span></text:span><text:span text:style-name="User_20_Entry"><text:span text:style-name="T265"><text:line-break/>bash </text:span></text:span><text:span text:style-name="User_20_Entry"><text:span text:style-name="T267">kz</text:span></text:span></text:p>
          </table:table-cell>
        </table:table-row>
        <table:table-row table:style-name="TableLine94318253000720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84"><text:span text:style-name="Strong_20_Emphasis"><text:span text:style-name="T107">V</text:span></text:span><text:span text:style-name="Strong_20_Emphasis"><text:span text:style-name="T108">olg </text:span></text:span><text:span text:style-name="Strong_20_Emphasis"><text:span text:style-name="T55">de aanwijzingen op het scherm.</text:span></text:span></text:p>
          </table:table-cell>
        </table:table-row>
        <table:table-row table:style-name="TableLine94318253009680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84"/>
          </table:table-cell>
        </table:table-row>
        <table:table-row table:style-name="TableLine94318252929456">
          <table:table-cell table:style-name="_33_._5f_Installatie_5f_afronden.A1" office:value-type="string">
            <text:p text:style-name="P48"><text:span text:style-name="Strong_20_Emphasis"><text:span text:style-name="T78"><text:s/></text:span></text:span><text:span text:style-name="Strong_20_Emphasis"><text:span text:style-name="T118"><draw:control text:anchor-type="as-char" draw:z-index="9" draw:name="Vorm33" draw:style-name="gr1" draw:text-style-name="P101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73">Rond de</text:span></text:span><text:span text:style-name="Strong_20_Emphasis"><text:span text:style-name="T71"> installatie </text:span></text:span><text:span text:style-name="Strong_20_Emphasis"><text:span text:style-name="T73">af </text:span></text:span><text:span text:style-name="Strong_20_Emphasis"><text:span text:style-name="T66">via </text:span></text:span><text:span text:style-name="Strong_20_Emphasis"><text:span text:style-name="T80">een</text:span></text:span><text:span text:style-name="Strong_20_Emphasis"><text:span text:style-name="T79"> druk</text:span></text:span><text:span text:style-name="Strong_20_Emphasis"><text:span text:style-name="T80"> op</text:span></text:span><text:span text:style-name="Strong_20_Emphasis"><text:span text:style-name="T68"> de </text:span></text:span><text:span text:style-name="Strong_20_Emphasis"><text:span text:style-name="T200">Super</text:span></text:span><text:span text:style-name="Strong_20_Emphasis"><text:span text:style-name="T68">-toets</text:span></text:span><text:span text:style-name="Strong_20_Emphasis"><text:span text:style-name="T26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5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3">Installatiem</text:span></text:span><text:span text:style-name="Strong_20_Emphasis"><text:span text:style-name="T242">enu</text:span></text:span><text:span text:style-name="Strong_20_Emphasis"><text:span text:style-name="T65">.</text:span></text:span></text:p>
          </table:table-cell>
        </table:table-row>
        <table:table-row table:style-name="TableLine94318252887152">
          <table:table-cell table:style-name="_33_._5f_Installatie_5f_afronden.A1" office:value-type="string">
            <text:p text:style-name="P48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63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1">3 </text:span></text:span><text:span text:style-name="Strong_20_Emphasis"><text:span text:style-name="T237">Installatie</text:span></text:span><text:span text:style-name="Strong_20_Emphasis"><text:span text:style-name="T238"> </text:span></text:span><text:span text:style-name="Strong_20_Emphasis"><text:span text:style-name="T239">afrond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2">v</text:span></text:span><text:span text:style-name="Strong_20_Emphasis"><text:span text:style-name="T55">olg de aanwijzingen op het scherm.</text:span></text:span></text:p>
          </table:table-cell>
        </table:table-row>
        <table:table-row table:style-name="TableLine94318252883872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/>
          </table:table-cell>
        </table:table-row>
        <table:table-row table:style-name="TableLine94318252884624">
          <table:table-cell table:style-name="_33_._5f_Installatie_5f_afronden.A1" office:value-type="string">
            <text:p text:style-name="P73"><text:span text:style-name="Strong_20_Emphasis"><text:span text:style-name="T78"><text:s/></text:span></text:span><text:span text:style-name="Strong_20_Emphasis"><text:span text:style-name="T118"><draw:control text:anchor-type="as-char" draw:z-index="23" draw:name="Vorm36_1" draw:style-name="gr1" draw:text-style-name="P101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74">Herstart de computer.</text:p>
          </table:table-cell>
        </table:table-row>
      </table:table>
      <text:p text:style-name="P39"><text:span text:style-name="Strong_20_Emphasis"><text:span text:style-name="T18"><text:tab/></text:span></text:span></text:p>
      <text:p text:style-name="P40"><text:span text:style-name="Strong_20_Emphasis"><text:span text:style-name="T77"/></text:span></text:p>
      <text:p text:style-name="P41"><text:span text:style-name="Strong_20_Emphasis"><text:span text:style-name="T55"/></text:span></text:p>
      <text:list xml:id="list105256990146291" text:continue-numbering="true" text:style-name="L1">
        <text:list-item>
          <text:p text:style-name="P98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318253011760">
          <table:table-cell table:style-name="Tabel2.A1" office:value-type="string">
            <text:p text:style-name="P75"><text:span text:style-name="Strong_20_Emphasis"><text:span text:style-name="T78"><text:s/></text:span></text:span><text:span text:style-name="Strong_20_Emphasis"><text:span text:style-name="T118"><draw:control text:anchor-type="as-char" draw:z-index="24" draw:name="Vorm40_0" draw:style-name="gr1" draw:text-style-name="P101" svg:width="0.35cm" svg:height="0.35cm" draw:control="control25"/></text:span></text:span></text:p>
          </table:table-cell>
          <table:table-cell table:style-name="Tabel2.A1" office:value-type="string">
            <text:p text:style-name="P16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50">Encrypteer systeem</text:span></text:span><text:span text:style-name="Strong_20_Emphasis"><text:span text:style-name="T254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7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3">Enter</text:span></text:span><text:span text:style-name="Strong_20_Emphasis"><text:span text:style-name="T34">-toets.</text:span></text:span></text:p>
          </table:table-cell>
        </table:table-row>
        <table:table-row table:style-name="TableLine94318252952368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26">L<text:span text:style-name="Strong_20_Emphasis"><text:span text:style-name="T20">eg de </text:span></text:span><text:span text:style-name="Strong_20_Emphasis"><text:span text:style-name="T52">be</text:span></text:span><text:span text:style-name="Strong_20_Emphasis"><text:span text:style-name="T53">ve</text:span></text:span><text:span text:style-name="Strong_20_Emphasis"><text:span text:style-name="T52">iligingssleutel</text:span></text:span><text:span text:style-name="Strong_20_Emphasis"><text:span text:style-name="T20"> vast in </text:span></text:span><text:span text:style-name="Strong_20_Emphasis"><text:span text:style-name="T28">een</text:span></text:span><text:span text:style-name="Strong_20_Emphasis"><text:span text:style-name="T20"> </text:span></text:span><text:span text:style-name="Strong_20_Emphasis"><text:span text:style-name="T28">w</text:span></text:span><text:span text:style-name="Strong_20_Emphasis"><text:span text:style-name="T29">achtwoordkluis</text:span></text:span><text:span text:style-name="Strong_20_Emphasis"><text:span text:style-name="T20"> </text:span></text:span><text:span text:style-name="Strong_20_Emphasis"><text:span text:style-name="T28">zoals </text:span></text:span><text:span text:style-name="Strong_20_Emphasis"><text:span text:style-name="T148">Bitwarden</text:span></text:span><text:span text:style-name="Strong_20_Emphasis"><text:span text:style-name="T33">.</text:span></text:span></text:p>
          </table:table-cell>
        </table:table-row>
        <table:table-row table:style-name="TableLine94318252979488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26"/>
          </table:table-cell>
        </table:table-row>
        <table:table-row table:style-name="TableLine94318253014944">
          <table:table-cell table:style-name="Tabel2.A1" office:value-type="string">
            <text:p text:style-name="P72"><text:span text:style-name="Strong_20_Emphasis"><text:span text:style-name="T78"><text:s/></text:span></text:span><text:span text:style-name="Strong_20_Emphasis"><text:span text:style-name="T118"><draw:control text:anchor-type="as-char" draw:z-index="22" draw:name="Vorm36_0" draw:style-name="gr1" draw:text-style-name="P101" svg:width="0.35cm" svg:height="0.35cm" draw:control="control23"/></text:span></text:span></text:p>
          </table:table-cell>
          <table:table-cell table:style-name="Tabel2.A1" office:value-type="string">
            <text:p text:style-name="P20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56"><text:note text:id="ftn8" text:note-class="footnote"><text:note-citation>1</text:note-citation><text:note-body><text:p text:style-name="P92"><text:span text:style-name="User_20_Entry"><text:span text:style-name="T202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gebruikers aanmelden </text:span></text:span><text:span text:style-name="User_20_Entry"><text:span text:style-name="T261">en dezelfde stappen uitvoeren</text:span></text:span><text:span text:style-name="User_20_Entry"><text:span text:style-name="T209">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 table:style-name="TableLine94318253154928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15"/>
          </table:table-cell>
        </table:table-row>
        <table:table-row table:style-name="TableLine94318253155184">
          <table:table-cell table:style-name="Tabel2.A1" office:value-type="string">
            <text:p text:style-name="P83"><text:span text:style-name="Strong_20_Emphasis"><text:span text:style-name="T78"><text:s/></text:span></text:span><text:span text:style-name="Strong_20_Emphasis"><text:span text:style-name="T118"><draw:control text:anchor-type="as-char" draw:z-index="25" draw:name="Vorm36_2" draw:style-name="gr1" draw:text-style-name="P101" svg:width="0.35cm" svg:height="0.35cm" draw:control="control26"/></text:span></text:span></text:p>
          </table:table-cell>
          <table:table-cell table:style-name="Tabel2.A1" office:value-type="string">
            <text:p text:style-name="P19"><text:span text:style-name="Strong_20_Emphasis"><text:span text:style-name="T72">R</text:span></text:span><text:span text:style-name="Strong_20_Emphasis"><text:span text:style-name="T61">icht </text:span></text:span><text:span text:style-name="Strong_20_Emphasis"><text:span text:style-name="T104">de </text:span></text:span><text:span text:style-name="Strong_20_Emphasis"><text:span text:style-name="T106">gebruiker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6">via </text:span></text:span><text:span text:style-name="Strong_20_Emphasis"><text:span text:style-name="T80">een</text:span></text:span><text:span text:style-name="Strong_20_Emphasis"><text:span text:style-name="T79"> druk</text:span></text:span><text:span text:style-name="Strong_20_Emphasis"><text:span text:style-name="T80"> op</text:span></text:span><text:span text:style-name="Strong_20_Emphasis"><text:span text:style-name="T68"> de </text:span></text:span><text:span text:style-name="Strong_20_Emphasis"><text:span text:style-name="T200">Super</text:span></text:span><text:span text:style-name="Strong_20_Emphasis"><text:span text:style-name="T68">-toets</text:span></text:span><text:span text:style-name="Strong_20_Emphasis"><text:span text:style-name="T262"><text:note text:id="ftn9" text:note-class="footnote"><text:note-citation>2</text:note-citation><text:note-body><text:p text:style-name="P91"><text:span text:style-name="T317">D</text:span>e <text:span text:style-name="T375">Super</text:span>-toets <text:span text:style-name="T317">is </text:span>de Windows<text:span text:style-name="T376">-</text:span><text:span text:style-name="T377">toets</text:span>, <text:span text:style-name="T376">C</text:span>ommand-<text:span text:style-name="T377">toets</text:span>, of <text:span text:style-name="T376">V</text:span>ergrootglas-toets.</text:p></text:note-body></text:note></text:span></text:span><text:span text:style-name="Strong_20_Emphasis"><text:span text:style-name="T57">, </text:span></text:span><text:span text:style-name="Strong_20_Emphasis"><text:span text:style-name="T85">t</text:span></text:span><text:span text:style-name="Strong_20_Emphasis"><text:span text:style-name="T69">yp </text:span></text:span><text:span text:style-name="Strong_20_Emphasis"><text:span text:style-name="T135">men</text:span></text:span><text:span text:style-name="Strong_20_Emphasis"><text:span text:style-name="T137">u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3">Installatiem</text:span></text:span><text:span text:style-name="Strong_20_Emphasis"><text:span text:style-name="T242">enu</text:span></text:span><text:span text:style-name="Strong_20_Emphasis"><text:span text:style-name="T65">.</text:span></text:span></text:p>
          </table:table-cell>
        </table:table-row>
        <table:table-row table:style-name="TableLine94318253155440"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19"><text:span text:style-name="Strong_20_Emphasis"><text:span text:style-name="T63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1">4 </text:span></text:span><text:span text:style-name="Strong_20_Emphasis"><text:span text:style-name="T147">Gebruiker inrichten</text:span></text:span><text:span text:style-name="Strong_20_Emphasis"><text:span text:style-name="T63"> </text:span></text:span><text:span text:style-name="Strong_20_Emphasis"><text:span text:style-name="T77">en </text:span></text:span><text:span text:style-name="Strong_20_Emphasis"><text:span text:style-name="T105">v</text:span></text:span><text:span text:style-name="Strong_20_Emphasis"><text:span text:style-name="T55">olg de aanwijzingen op het scherm</text:span></text:span><text:span text:style-name="Strong_20_Emphasis"><text:span text:style-name="T230"><text:note text:id="ftn10" text:note-class="footnote"><text:note-citation>3</text:note-citation><text:note-body><text:p text:style-name="P93">Het inrichten kan nagelopen worden <text:span text:style-name="T378">met </text:span>bestanden in <text:span text:style-name="T378">map</text:span><text:span text:style-name="T379"> </text:span><text:span text:style-name="T380">kz-</text:span><text:span text:style-name="T378">install </text:span><text:span text:style-name="T330">en</text:span><text:span text:style-name="T378"> kz-setup </text:span><text:span text:style-name="T381">in </text:span><text:span text:style-name="T379">map Documenten</text:span>.</text:p></text:note-body></text:note></text:span></text:span><text:span text:style-name="Strong_20_Emphasis"><text:span text:style-name="T230">.</text:span></text:span></text:p>
          </table:table-cell>
        </table:table-row>
        <table:table-row table:style-name="TableLine943182531556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318253155952">
          <table:table-cell table:style-name="Tabel2.A1" office:value-type="string">
            <text:p text:style-name="P49"><text:span text:style-name="Strong_20_Emphasis"><text:span text:style-name="T78"><text:s/></text:span></text:span><text:span text:style-name="Strong_20_Emphasis"><text:span text:style-name="T118"><draw:control text:anchor-type="as-char" draw:z-index="10" draw:name="Vorm41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227">Maak een </text:span></text:span><text:span text:style-name="Strong_20_Emphasis"><text:span text:style-name="T228">back-up</text:span></text:span><text:span text:style-name="Strong_20_Emphasis"><text:span text:style-name="T227"> </text:span></text:span><text:span text:style-name="Strong_20_Emphasis"><text:span text:style-name="T226">via</text:span></text:span><text:span text:style-name="Strong_20_Emphasis"><text:span text:style-name="T66"> </text:span></text:span><text:span text:style-name="Strong_20_Emphasis"><text:span text:style-name="T57">een </text:span></text:span><text:span text:style-name="Strong_20_Emphasis"><text:span text:style-name="T83">druk </text:span></text:span><text:span text:style-name="Strong_20_Emphasis"><text:span text:style-name="T65">op de </text:span></text:span><text:span text:style-name="Strong_20_Emphasis"><text:span text:style-name="T200">Super</text:span></text:span><text:span text:style-name="Strong_20_Emphasis"><text:span text:style-name="T65">-toets</text:span></text:span><text:span text:style-name="Strong_20_Emphasis"><text:span text:style-name="T83">, </text:span></text:span><text:span text:style-name="Strong_20_Emphasis"><text:span text:style-name="T86">t</text:span></text:span><text:span text:style-name="Strong_20_Emphasis"><text:span text:style-name="T69">yp </text:span></text:span><text:span text:style-name="Strong_20_Emphasis"><text:span text:style-name="T146">back</text:span></text:span><text:span text:style-name="Strong_20_Emphasis"><text:span text:style-name="T65"> </text:span></text:span><text:span text:style-name="Strong_20_Emphasis"><text:span text:style-name="T70">e</text:span></text:span><text:span text:style-name="Strong_20_Emphasis"><text:span text:style-name="T66">n </text:span></text:span><text:span text:style-name="Strong_20_Emphasis"><text:span text:style-name="T67">k</text:span></text:span><text:span text:style-name="Strong_20_Emphasis"><text:span text:style-name="T66">lik op het pictogram van </text:span></text:span><text:span text:style-name="Strong_20_Emphasis"><text:span text:style-name="T249">Back-up maken</text:span></text:span><text:span text:style-name="Strong_20_Emphasis"><text:span text:style-name="T65">, </text:span></text:span><text:span text:style-name="Strong_20_Emphasis"><text:span text:style-name="T77">en </text:span></text:span><text:span text:style-name="Strong_20_Emphasis"><text:span text:style-name="T103">v</text:span></text:span><text:span text:style-name="Strong_20_Emphasis"><text:span text:style-name="T225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4"/>
      <text:p text:style-name="P64"><text:span text:style-name="T159">E</text:span><text:span text:style-name="T160">inde c</text:span><text:span text:style-name="T161">hecklist, </text:span><text:span text:style-name="T162">d</text:span><text:span text:style-name="T161">e</text:span><text:span text:style-name="T273"> installatie van </text:span><text:span text:style-name="T273"><text:reference-ref text:reference-format="text" text:ref-name="Distributie">Debian</text:reference-ref></text:span><text:span text:style-name="T273"><text:s/></text:span><text:span text:style-name="Strong_20_Emphasis"><text:span text:style-name="T282">GNU/Linux</text:span></text:span><text:span text:style-name="Strong_20_Emphasis"><text:span text:style-name="T273"> </text:span></text:span><text:span text:style-name="T274"><text:reference-ref text:reference-format="text" text:ref-name="Versie">11</text:reference-ref></text:span><text:span text:style-name="T273"><text:s/></text:span><text:span text:style-name="T279">LTS </text:span><text:span text:style-name="T273"><text:reference-ref text:reference-format="text" text:ref-name="Editie">desktop</text:reference-ref></text:span><text:span text:style-name="T273"><text:s/>is voltooid.</text:span></text:p>
      <text:p text:style-name="P29"/>
      <text:p text:style-name="P6"><text:span text:style-name="T110">Geschreven</text:span><text:span text:style-name="T27"> door Karel Zimmer &lt;</text:span><text:a xlink:type="simple" xlink:href="mailto:info@karelzimmer.nl" text:style-name="Internet_20_link" text:visited-style-name="Visited_20_Internet_20_Link">info@karelzimmer.nl</text:a><text:span text:style-name="T27">&gt;</text:span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2-13T10:52:56.805450185">13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3T10:52:33.563528065</dc:date>
    <meta:keyword>Installatie</meta:keyword>
    <meta:keyword>Checklist</meta:keyword>
    <meta:keyword>Linux</meta:keyword>
    <meta:editing-cycles>6472</meta:editing-cycles>
    <meta:editing-duration>P11DT11H55M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876" meta:character-count="5837" meta:non-whitespace-character-count="4996"/>
    <meta:user-defined meta:name="Info 1"/>
    <meta:user-defined meta:name="Info 2"/>
    <meta:user-defined meta:name="Info 3"/>
    <meta:user-defined meta:name="Info 4"/>
  </office:meta>
</office:document-meta>
</file>